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paragraph</text:p>
      <text:p text:style-name="P1">Second paragraph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document-statistic meta:table-count="0" meta:image-count="0" meta:object-count="0" meta:page-count="1" meta:paragraph-count="2" meta:word-count="4" meta:character-count="31" meta:non-whitespace-character-count="29"/>
    <meta:generator>LibreOfficeDev/7.1.0.0.alpha0$Linux_X86_64 LibreOffice_project/814a36cda35beca1e442e6c84e8f952bb9931ee6</meta:generator>
  </office:meta>
</office:document-meta>
</file>